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00cc" draw:fill="gradient" draw:fill-gradient-name="Gradient_20_9" draw:textarea-horizontal-align="justify" draw:textarea-vertical-align="middle" draw:auto-grow-height="false" fo:min-height="0.846cm" fo:min-width="2.33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P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="gradient" draw:fill-gradient-name="Gradient_20_9"/>
      <style:paragraph-properties fo:text-align="center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end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.55cm" svg:x="7.95cm" svg:y="4.4cm">
          <text:p text:style-name="P1"><text:span text:style-name="T1">En at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1.55cm" svg:x="7.95cm" svg:y="9.25cm">
          <text:p text:style-name="P1"><text:span text:style-name="T1">En ma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cm" svg:height="1.55cm" svg:x="7.9cm" svg:y="13.25cm">
          <text:p text:style-name="P1"><text:span text:style-name="T1">Perd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5cm" svg:y1="5.95cm" svg:x2="9.95cm" svg:y2="9.25cm" draw:start-shape="id1" draw:start-glue-point="8" draw:end-shape="id2" draw:end-glue-point="4" svg:d="M9950 5950v3300" svg:viewBox="0 0 1 3301">
          <text:p/>
        </draw:connector>
        <draw:frame draw:style-name="gr3" draw:text-style-name="P4" draw:layer="layout" svg:width="4.329cm" svg:height="1.916cm" svg:x="10.1cm" svg:y="6.45cm">
          <draw:text-box>
            <text:p><text:span text:style-name="T2">Bouton</text:span></text:p>
            <text:p><text:span text:style-name="T2">ONOFF</text:span></text:p>
            <text:p><text:span text:style-name="T2">/démarrer moteur</text:span></text:p>
          </draw:text-box>
        </draw:frame>
        <draw:connector draw:style-name="gr4" draw:text-style-name="P3" draw:layer="layout" draw:type="curve" draw:line-skew="-0.649cm" svg:x1="7.95cm" svg:y1="10.025cm" svg:x2="7.95cm" svg:y2="5.175cm" draw:start-shape="id2" draw:start-glue-point="6" draw:end-shape="id1" draw:end-glue-point="6" svg:d="M7950 10025c-1725 0-1725-4850 0-4850" svg:viewBox="0 0 1295 4851">
          <text:p/>
        </draw:connector>
        <draw:connector draw:style-name="gr5" draw:text-style-name="P3" draw:layer="layout" draw:type="curve" draw:line-skew="-1.049cm" svg:x1="7.9cm" svg:y1="14.025cm" svg:x2="7.95cm" svg:y2="5.175cm" draw:start-shape="id3" draw:start-glue-point="6" draw:end-shape="id1" draw:end-glue-point="6" svg:d="M7900 14025c-2325 0-2350-8850 50-8850" svg:viewBox="0 0 1798 8851">
          <text:p/>
        </draw:connector>
        <draw:frame draw:style-name="gr3" draw:text-style-name="P4" draw:layer="layout" svg:width="3.783cm" svg:height="1.916cm" svg:x="2.2cm" svg:y="7.934cm">
          <draw:text-box>
            <text:p text:style-name="P5"><text:span text:style-name="T2">Bouton</text:span></text:p>
            <text:p text:style-name="P5"><text:span text:style-name="T2">ONOFF</text:span></text:p>
            <text:p text:style-name="P5"><text:span text:style-name="T2">/arrêter moteur</text:span></text:p>
          </draw:text-box>
        </draw:frame>
        <draw:connector draw:style-name="gr6" draw:text-style-name="P3" draw:layer="layout" draw:type="line" svg:x1="9.95cm" svg:y1="10.8cm" svg:x2="9.9cm" svg:y2="13.25cm" draw:start-shape="id2" draw:start-glue-point="8" draw:end-shape="id3" draw:end-glue-point="4" svg:d="M9950 10800l-50 2450" svg:viewBox="0 0 51 2451">
          <text:p/>
        </draw:connector>
        <draw:frame draw:style-name="gr3" draw:text-style-name="P4" draw:layer="layout" svg:width="4.147cm" svg:height="1.916cm" svg:x="9.971cm" svg:y="10.884cm">
          <draw:text-box>
            <text:p><text:span text:style-name="T2">3 capteurs blanc</text:span></text:p>
            <text:p><text:span text:style-name="T2">ET t &gt; 500ms</text:span></text:p>
            <text:p><text:span text:style-name="T2">/chercher</text:span></text:p>
          </draw:text-box>
        </draw:frame>
        <draw:connector draw:style-name="gr7" draw:text-style-name="P3" draw:layer="layout" draw:type="curve" draw:line-skew="1.668cm" svg:x1="11.9cm" svg:y1="14.025cm" svg:x2="11.95cm" svg:y2="10.025cm" draw:start-shape="id3" draw:start-glue-point="10" draw:end-shape="id2" draw:end-glue-point="10" svg:d="M11900 14025c3330 0 3305-4000 50-4000" svg:viewBox="0 0 2495 4001">
          <text:p/>
        </draw:connector>
        <draw:frame draw:style-name="gr3" draw:text-style-name="P4" draw:layer="layout" svg:width="5.383cm" svg:height="0.806cm" svg:x="14.503cm" svg:y="11.534cm">
          <draw:text-box>
            <text:p><text:span text:style-name="T2">NON 3 capteurs blanc</text:span></text:p>
          </draw:text-box>
        </draw:frame>
        <draw:line draw:style-name="gr8" draw:text-style-name="P3" draw:layer="layout" svg:x1="9.05cm" svg:y1="3.55cm" svg:x2="9.95cm" svg:y2="4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6600" draw:end-color="#ffd7d7" draw:start-intensity="100%" draw:end-intensity="100%" draw:angle="30deg" draw:border="0%"/>
    <draw:gradient draw:name="Gradient_20_2" draw:display-name="Gradient 2" draw:style="linear" draw:start-color="#ffffff" draw:end-color="#ffd7d7" draw:start-intensity="100%" draw:end-intensity="100%" draw:angle="30deg" draw:border="0%"/>
    <draw:gradient draw:name="Gradient_20_3" draw:display-name="Gradient 3" draw:style="linear" draw:start-color="#ffffff" draw:end-color="#6600cc" draw:start-intensity="100%" draw:end-intensity="100%" draw:angle="30deg" draw:border="0%"/>
    <draw:gradient draw:name="Gradient_20_4" draw:display-name="Gradient 4" draw:style="linear" draw:start-color="#ffffff" draw:end-color="#9933ff" draw:start-intensity="100%" draw:end-intensity="100%" draw:angle="30deg" draw:border="0%"/>
    <draw:gradient draw:name="Gradient_20_5" draw:display-name="Gradient 5" draw:style="linear" draw:start-color="#ffffff" draw:end-color="#9933ff" draw:start-intensity="100%" draw:end-intensity="100%" draw:angle="29deg" draw:border="0%"/>
    <draw:gradient draw:name="Gradient_20_6" draw:display-name="Gradient 6" draw:style="linear" draw:start-color="#ffffff" draw:end-color="#9933ff" draw:start-intensity="100%" draw:end-intensity="100%" draw:angle="28deg" draw:border="0%"/>
    <draw:gradient draw:name="Gradient_20_7" draw:display-name="Gradient 7" draw:style="linear" draw:start-color="#ffffff" draw:end-color="#9933ff" draw:start-intensity="100%" draw:end-intensity="100%" draw:angle="27deg" draw:border="0%"/>
    <draw:gradient draw:name="Gradient_20_8" draw:display-name="Gradient 8" draw:style="linear" draw:start-color="#ffffff" draw:end-color="#9933ff" draw:start-intensity="100%" draw:end-intensity="100%" draw:angle="26deg" draw:border="0%"/>
    <draw:gradient draw:name="Gradient_20_9" draw:display-name="Gradient 9" draw:style="linear" draw:start-color="#ffffff" draw:end-color="#9933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2:17:59.759397758</meta:creation-date>
    <dc:date>2022-05-04T12:26:56.785403960</dc:date>
    <meta:editing-duration>PT8M57S</meta:editing-duration>
    <meta:editing-cycles>2</meta:editing-cycles>
    <meta:generator>LibreOffice/7.3.1.3$Linux_X86_64 LibreOffice_project/a69ca51ded25f3eefd52d7bf9a5fad8c90b87951</meta:generator>
    <meta:document-statistic meta:object-count="13"/>
  </office:meta>
</office:document-meta>
</file>